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a6311" officeooo:paragraph-rsid="000a631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a6311" officeooo:paragraph-rsid="000a631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a6311" officeooo:paragraph-rsid="000a631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07efe" officeooo:paragraph-rsid="00107ef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1b89c" officeooo:paragraph-rsid="0011b89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61b8" officeooo:paragraph-rsid="001361b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7567e" officeooo:paragraph-rsid="0017567e" style:font-size-asian="10.5pt" style:font-weight-asian="normal" style:font-size-complex="12pt" style:font-weight-complex="normal"/>
    </style:style>
    <style:style style:name="T1" style:family="text">
      <style:text-properties officeooo:rsid="000de1b7"/>
    </style:style>
    <style:style style:name="T2" style:family="text">
      <style:text-properties officeooo:rsid="00107e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b89c" style:font-weight-asian="bold" style:font-weight-complex="bold"/>
    </style:style>
    <style:style style:name="T5" style:family="text">
      <style:text-properties officeooo:rsid="0011b89c"/>
    </style:style>
    <style:style style:name="T6" style:family="text">
      <style:text-properties officeooo:rsid="001361b8"/>
    </style:style>
    <style:style style:name="T7" style:family="text">
      <style:text-properties officeooo:rsid="001522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PBio FastDNA Spin Kit Protocol</text:p>
      <text:p text:style-name="P1"/>
      <text:p text:style-name="P2">Materials:</text:p>
      <text:p text:style-name="P3">L-<text:tab/>Pipettes /Tips</text:p>
      <text:p text:style-name="P3">-<text:tab/>Gloves</text:p>
      <text:p text:style-name="P3">-<text:tab/>Small-tip sharpie</text:p>
      <text:p text:style-name="P3">-<text:tab/>DNA Source (Your samples)</text:p>
      <text:p text:style-name="P3">-<text:tab/>FastDNA Spin Kits</text:p>
      <text:p text:style-name="P3"><text:tab/>Components:</text:p>
      <text:p text:style-name="P3"><text:tab/><text:tab/>Lysing Matrix A</text:p>
      <text:p text:style-name="P3"><text:tab/><text:tab/>Binding Matrix</text:p>
      <text:p text:style-name="P3"><text:tab/><text:tab/>Concentrated SEWS-M</text:p>
      <text:p text:style-name="P3"><text:tab/><text:tab/>DES</text:p>
      <text:p text:style-name="P3"><text:tab/><text:tab/>CLS-VF</text:p>
      <text:p text:style-name="P3"><text:tab/><text:tab/>PPS</text:p>
      <text:p text:style-name="P3"><text:tab/><text:tab/>CLS-TC</text:p>
      <text:p text:style-name="P3"><text:tab/><text:tab/>CLS-Y</text:p>
      <text:p text:style-name="P3"><text:tab/><text:tab/>Spin Modules</text:p>
      <text:p text:style-name="P3"><text:tab/><text:tab/>Catch Tubes</text:p>
      <text:p text:style-name="P3"/>
      <text:p text:style-name="P3">See inside the Spin Kit box for the official protocol. Read through it several times, making notes, until you know what is going on.</text:p>
      <text:p text:style-name="P3"/>
      <text:p text:style-name="P4">Overview:</text:p>
      <text:p text:style-name="P4"/>
      <text:p text:style-name="P4">-Mix sample with a buffer that helps split cells open and them beat those cells with beads until they are pulp</text:p>
      <text:p text:style-name="P4">-Centrifuge the suspended cell pulp so all the crap goes to the bottom of the tube and the DNA stays suspended</text:p>
      <text:p text:style-name="P4">-Mix the DNA suspension with binding buffer that DNA sticks to</text:p>
      <text:p text:style-name="P4">-Wash the bound DNA through a filter that all the crap passes through, but the bound DNA stays behind in</text:p>
      <text:p text:style-name="P4">-Rinse the bound DNA that's stuck on the filter</text:p>
      <text:p text:style-name="P4">-Dry it off well</text:p>
      <text:p text:style-name="P4">-Pull the cleaned DNA out of the filter</text:p>
      <text:p text:style-name="P4"/>
      <text:p text:style-name="P3"/>
      <text:p text:style-name="P3"/>
      <text:p text:style-name="P3">Typically, we follow the following protocol:</text:p>
      <text:p text:style-name="P3"/>
      <text:p text:style-name="P3">1.<text:tab/>Thaw all your samples (if frozen) in a nice row.</text:p>
      <text:p text:style-name="P3">2.<text:tab/>Label the following for each sample (see image):</text:p>
      <text:p text:style-name="P3"><text:tab/>-<text:tab/>Lysing Matrix Tube</text:p>
      <text:p text:style-name="P3"><text:tab/>-<text:tab/>2.0mL tube (x2)</text:p>
      <text:p text:style-name="P3"><text:tab/>-<text:tab/>Spin filter tube</text:p>
      <text:p text:style-name="P3">3.<text:tab/>Using one 1000uL pipette tip, add 1000uL of CLS-Y solution to each of the binding matrix tubes you have set up.</text:p>
      <text:p text:style-name="P3"><text:soft-page-break/>4.<text:tab/>Add up to 200uL of your sample that you want to extract. We mainly use this kit for liquid samples. If you have soil, you should be using a soil-specific kit.</text:p>
      <text:p text:style-name="P3">5.<text:tab/>Close up the lid firmly.</text:p>
      <text:p text:style-name="P3">6.<text:tab/>Insert your lysing matrix tubes with ~1200uL of combined CLS-Y and sample solution into the bead beater, making totally sure that the machine is balanced in all axes. <text:s/>Best way to ensure this is to beat 16 samples at once.</text:p>
      <text:p text:style-name="P3">7.<text:tab/>Secure the tubes properly and run the bead beater for 1.5min (more for tough sample sources)</text:p>
      <text:p text:style-name="P3">8.<text:tab/>Move the tubes to the centrifuge and spin at 14,000 RCF for 5-10 minutes to pellet debris<text:span text:style-name="T1">. Make sure the centrifuge is balanced.</text:span></text:p>
      <text:p text:style-name="P4">9.<text:tab/>Shake the Binding Matrix well (it settles fast!) and transfer 800uL of it to a clean row of <text:span text:style-name="T3">labeled</text:span> 2mL tubes.</text:p>
      <text:p text:style-name="P3"><text:span text:style-name="T2">10</text:span>.<text:span text:style-name="T1"><text:tab/>Without disurbing the pellet, transfer 800uL of the DNA supernatant to the tubes you just added binding matrix to. Cap them and gently mix. <text:s/>Let them sit for 5 minutes at room temperature. <text:s/>This milky mixture should now have a bunch of tiny beads covered in DNA, but it also has impurities floating around.</text:span></text:p>
      <text:p text:style-name="P4">11.<text:tab/><text:span text:style-name="T5">Add 800uL of this mixture to a </text:span><text:span text:style-name="T4">labeled</text:span><text:span text:style-name="T5"> spin filter tube (into the filter insert). Cap it, and centrifuge for 1 min at 14,000 RCF.</text:span></text:p>
      <text:p text:style-name="P5">12.<text:tab/>Carefully pull out the tube and hold it while pouring out the liquid that passed through into the tube.<text:span text:style-name="T6"> Just pour the liquid into a sink or recepticle. </text:span></text:p>
      <text:p text:style-name="P5">13.<text:tab/><text:span text:style-name="T6">Put the filter back into the spin filter tube.</text:span></text:p>
      <text:p text:style-name="P6">14. <text:tab/>Add another 800 uL of the DNA supernatant (from step 10) and repeat steps 11-13.</text:p>
      <text:p text:style-name="P6">15.<text:tab/>Repeat again until all the bound DNA from step 10 has passed through the filter.</text:p>
      <text:p text:style-name="P6">16.<text:tab/>*Be sure that ethanol has been added to the concentrated SEWS-M solution as indicated on the bottle before proceeding!</text:p>
      <text:p text:style-name="P6">17.<text:tab/>Add 500uL of the SEWS-M mixture to the spin filter and GENTLY resuspend the pellet using the force of the pipette liquid. <text:s/>Be gentle about this! Don't splash it. <text:s/>That white bead foam sitting in the filter basket has all of your DNA in it!</text:p>
      <text:p text:style-name="P6">18.<text:tab/>Centrifuge at 14,000 RCF for 1 minute and discard the liquid flow-through as before. This is rinsing the DNA that is bound to the beads.</text:p>
      <text:p text:style-name="P6">19.<text:tab/>Place the filter basket back into the spin tube and cap it again. <text:s/>Now, spin at 14,000 RCF for 2 minutes. <text:s/>This is drying the DNA that is bound to the beads. <text:s/>SEWS-M has ethanol in it, and we have to make sure that it's ALL dried off before proceeding.</text:p>
      <text:p text:style-name="P6">20.<text:tab/>Transfer the spin filter basket to a new clean sterile tube that is LABELED.</text:p>
      <text:p text:style-name="P6">21.<text:tab/>Gently, ever so gently, suspend the DNA bead stuff in 100uL of DES solution. Cap it and incubate at 45deg C for 6 minutes.</text:p>
      <text:p text:style-name="P6">22. <text:tab/>Centrifuge at 500 RCF for 30 seconds and then at 14,000 RCF for 1 minute.</text:p>
      <text:p text:style-name="P6">23.<text:tab/>This time, the liquid is DNA. Do not throw out the liquid! <text:s/>Throw out the spin filter and cap the tube. <text:s/>Label it super well and stick <text:span text:style-name="T7">it in the freezer.</text:span></text:p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09:10:19.106529930</meta:creation-date>
    <dc:date>2018-06-26T16:22:31.469186822</dc:date>
    <meta:editing-duration>PT6H41M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55" meta:word-count="744" meta:character-count="3977" meta:non-whitespace-character-count="3249"/>
  </office:meta>
</office:document-meta>
</file>